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b36e8" officeooo:paragraph-rsid="000b36e8"/>
    </style:style>
    <style:style style:name="P2" style:family="paragraph" style:parent-style-name="Standard">
      <style:text-properties officeooo:rsid="000b36e8" officeooo:paragraph-rsid="0011a4c6"/>
    </style:style>
    <style:style style:name="P3" style:family="paragraph" style:parent-style-name="Standard">
      <style:text-properties officeooo:rsid="000cc961" officeooo:paragraph-rsid="000cc961"/>
    </style:style>
    <style:style style:name="P4" style:family="paragraph" style:parent-style-name="Standard">
      <style:text-properties officeooo:rsid="000cc961" officeooo:paragraph-rsid="000fff65"/>
    </style:style>
    <style:style style:name="P5" style:family="paragraph" style:parent-style-name="Standard">
      <style:text-properties officeooo:rsid="000cc961" officeooo:paragraph-rsid="0014143d"/>
    </style:style>
    <style:style style:name="P6" style:family="paragraph" style:parent-style-name="Standard">
      <style:text-properties officeooo:rsid="000ebbb6" officeooo:paragraph-rsid="000ebbb6"/>
    </style:style>
    <style:style style:name="P7" style:family="paragraph" style:parent-style-name="Standard">
      <style:text-properties officeooo:rsid="000ebbb6" officeooo:paragraph-rsid="000fff65"/>
    </style:style>
    <style:style style:name="P8" style:family="paragraph" style:parent-style-name="Standard">
      <style:text-properties officeooo:rsid="000ea7e8" officeooo:paragraph-rsid="000ebbb6"/>
    </style:style>
    <style:style style:name="P9" style:family="paragraph" style:parent-style-name="Standard">
      <style:text-properties officeooo:rsid="000ea7e8" officeooo:paragraph-rsid="000cc961"/>
    </style:style>
    <style:style style:name="P10" style:family="paragraph" style:parent-style-name="Standard">
      <style:text-properties officeooo:rsid="000ea7e8" officeooo:paragraph-rsid="0011a4c6"/>
    </style:style>
    <style:style style:name="P11" style:family="paragraph" style:parent-style-name="Standard">
      <style:text-properties officeooo:rsid="00108517" officeooo:paragraph-rsid="00108517"/>
    </style:style>
    <style:style style:name="T1" style:family="text">
      <style:text-properties officeooo:rsid="000b36e8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cc961"/>
    </style:style>
    <style:style style:name="T4" style:family="text">
      <style:text-properties officeooo:rsid="000ea7e8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0cc961"/>
    </style:style>
    <style:style style:name="T7" style:family="text">
      <style:text-properties style:text-underline-style="none" officeooo:rsid="00108517"/>
    </style:style>
    <style:style style:name="T8" style:family="text">
      <style:text-properties style:text-underline-style="none" officeooo:rsid="0011a4c6"/>
    </style:style>
    <style:style style:name="T9" style:family="text">
      <style:text-properties style:text-underline-style="none" officeooo:rsid="0014143d"/>
    </style:style>
    <style:style style:name="T10" style:family="text">
      <style:text-properties fo:font-style="normal" style:text-underline-style="none" officeooo:rsid="000cc961" style:font-style-asian="normal" style:font-style-complex="normal"/>
    </style:style>
    <style:style style:name="T11" style:family="text">
      <style:text-properties officeooo:rsid="0012b298"/>
    </style:style>
    <style:style style:name="T12" style:family="text">
      <style:text-properties officeooo:rsid="0014143d"/>
    </style:style>
    <style:style style:name="T13" style:family="text">
      <style:text-properties officeooo:rsid="001558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0">PROFESOR(<text:span text:style-name="T2">cod_prof</text:span>, nombre, apellidos, fecha_alta)</text:p>
      <text:p text:style-name="P10"/>
      <text:p text:style-name="P2">A<text:span text:style-name="T4">SIGNATURA</text:span>(<text:span text:style-name="T2">cod_asig</text:span>, nombre_asig, horas_semanales, horas_totales)</text:p>
      <text:p text:style-name="P1"/>
      <text:p text:style-name="P1">T<text:span text:style-name="T4">RAMO HORARIO</text:span>(<text:span text:style-name="T2">cod_tramo</text:span>, dia, hora_inicio, hora_fin)</text:p>
      <text:p text:style-name="P1"/>
      <text:p text:style-name="P3">O<text:span text:style-name="T4">FERTA EDUCATIVA</text:span>(<text:span text:style-name="T2">cod_oferta</text:span>, nombre_oferta, descripcion, fecha_ley, tipo)</text:p>
      <text:p text:style-name="P3">tipo <text:s text:c="2"/>CHECK(“CFGM”, “CFGS”)</text:p>
      <text:p text:style-name="P3"/>
      <text:p text:style-name="P3">C<text:span text:style-name="T4">URSO</text:span>(<text:span text:style-name="T2">cod_oferta</text:span>, <text:span text:style-name="T2">cod_curso</text:span><text:span text:style-name="T5">, </text:span><text:span text:style-name="T7">cod_tutor</text:span>)</text:p>
      <text:p text:style-name="P8">FK 1 (cod_oferta) / OFERTA</text:p>
      <text:p text:style-name="P11">FK 2 (cod_tutor) / PROFESOR <text:s text:c="2"/><text:span text:style-name="T11">NOT NULL</text:span></text:p>
      <text:p text:style-name="P9"/>
      <text:p text:style-name="P7">CUR_ASIG_PROF(<text:span text:style-name="T3">cod_oferta </text:span><text:span text:style-name="T6">, </text:span><text:span text:style-name="T2">cod_cur</text:span><text:span text:style-name="T5">, </text:span><text:span text:style-name="T2">cod_asig</text:span><text:span text:style-name="T5">, cod_prof</text:span>)</text:p>
      <text:p text:style-name="P4"><text:span text:style-name="T7">FK </text:span><text:span text:style-name="T8">3</text:span><text:span text:style-name="T7"> (</text:span><text:span text:style-name="T5">cod_oferta, </text:span><text:span text:style-name="T9">cod_curso</text:span><text:span text:style-name="T7">) / CURSO</text:span></text:p>
      <text:p text:style-name="P6">FK <text:span text:style-name="T12">4</text:span>(cod_asig) / ASIGNATURA</text:p>
      <text:p text:style-name="P6">FK <text:span text:style-name="T12">5</text:span> (cod_prof) / PROFESOR <text:s text:c="3"/><text:span text:style-name="T13">NOT NULL</text:span></text:p>
      <text:p text:style-name="P6"/>
      <text:p text:style-name="P7">CUR_ASIG_TRAMO(<text:span text:style-name="T3">cod_oferta </text:span><text:span text:style-name="T10">, </text:span><text:span text:style-name="T2">cod_cur</text:span><text:span text:style-name="T5">, </text:span><text:span text:style-name="T2">cod_asig</text:span><text:span text:style-name="T5">, </text:span><text:span text:style-name="T2">cod_tramo</text:span>)</text:p>
      <text:p text:style-name="P5"><text:span text:style-name="T7">FK </text:span><text:span text:style-name="T9">6</text:span><text:span text:style-name="T7"> (</text:span><text:span text:style-name="T5">cod_oferta, </text:span><text:span text:style-name="T9">cod_curso</text:span><text:span text:style-name="T7">) / CURSO</text:span></text:p>
      <text:p text:style-name="P6">FK <text:span text:style-name="T12">7</text:span> (cod_asig) / ASIGNATURA</text:p>
      <text:p text:style-name="P6">FK <text:span text:style-name="T12">8</text:span> (cod_tramo) / TRAMO HORARIO</text:p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17T16:47:28.718000000</dc:date>
    <meta:editing-duration>PT26M37S</meta:editing-duration>
    <meta:editing-cycles>5</meta:editing-cycles>
    <meta:generator>LibreOffice/7.2.5.2$Windows_X86_64 LibreOffice_project/499f9727c189e6ef3471021d6132d4c694f357e5</meta:generator>
    <meta:document-statistic meta:table-count="0" meta:image-count="0" meta:object-count="0" meta:page-count="1" meta:paragraph-count="16" meta:word-count="81" meta:character-count="679" meta:non-whitespace-character-count="607"/>
  </office:meta>
</office:document-meta>
</file>